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9.6931in" fo:margin-left="0in" fo:margin-top="0in" fo:margin-bottom="0in" table:align="left"/>
    </style:style>
    <style:style style:name="Table1.A" style:family="table-column">
      <style:table-column-properties style:column-width="2.4229in"/>
    </style:style>
    <style:style style:name="Table1.B" style:family="table-column">
      <style:table-column-properties style:column-width="2.423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Vision:</text:span> Unseren Kunden eine passende Atmosphäre beim Lesen bieten.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1.1">
          <table:table-cell table:style-name="Table1.A1" office:value-type="string">
            <text:p text:style-name="P3"><text:span text:style-name="T1">Target Group</text:span></text:p>
          </table:table-cell>
          <table:table-cell table:style-name="Table1.A1" office:value-type="string">
            <text:p text:style-name="P3"><text:span text:style-name="T1">Needs</text:span></text:p>
          </table:table-cell>
          <table:table-cell table:style-name="Table1.A1" office:value-type="string">
            <text:p text:style-name="P2"><text:span text:style-name="T1">Produkt</text:span></text:p>
          </table:table-cell>
          <table:table-cell table:style-name="Table1.A1" office:value-type="string">
            <text:p text:style-name="P2"><text:span text:style-name="T1">Business Goals</text:span></text:p>
          </table:table-cell>
        </table:table-row>
        <table:table-row table:style-name="Table1.1">
          <table:table-cell table:style-name="Table1.A1" office:value-type="string">
            <text:p text:style-name="P3">- Buchleser, die gerne Musik hören</text:p>
            <text:p text:style-name="P3">- ggf. bereits Spotify Kunden sind</text:p>
          </table:table-cell>
          <table:table-cell table:style-name="Table1.A1" office:value-type="string">
            <text:p text:style-name="P2">- Eine Playlist zum Lesen des Buches abspielen, die die Stimmung des Buches perfekt widerspiegelt durch einfaches scannen der ISBN.</text:p>
            <text:p text:style-name="P2">- Buchempfehlungen anhand der bereits gelesenen Bücher bekommen.</text:p>
            <text:p text:style-name="P2">- Einfaches Finden einer passenden Playlist</text:p>
          </table:table-cell>
          <table:table-cell table:style-name="Table1.A1" office:value-type="string">
            <text:p text:style-name="P3">- App auf iOS &amp; Android</text:p>
            <text:p text:style-name="P3">- ggf. Website</text:p>
            <text:p text:style-name="P3">- Einfaches scannen der Buch ISBN zum erzeugen einer Playlist</text:p>
          </table:table-cell>
          <table:table-cell table:style-name="Table1.A1" office:value-type="string">
            <text:p text:style-name="P3">- Viele Benutzer erlangen</text:p>
            <text:p text:style-name="P3">- Gewinn von Neukunden für Spotify</text:p>
            <text:p text:style-name="P3">- Eine hohe Nutzungshäufigkeit erlangen</text:p>
            <text:p text:style-name="P3">- Möglichst viele erfolgreiche Buchempfehlungen</text:p>
          </table:table-cell>
        </table:table-row>
        <table:table-row table:style-name="Table1.1">
          <table:table-cell table:style-name="Table1.A1" office:value-type="string">
            <text:p text:style-name="P3"><text:span text:style-name="T1">Competitors</text:span></text:p>
          </table:table-cell>
          <table:table-cell table:style-name="Table1.A1" office:value-type="string">
            <text:p text:style-name="P3"><text:span text:style-name="T1">Revenue Sources</text:span></text:p>
          </table:table-cell>
          <table:table-cell table:style-name="Table1.A1" office:value-type="string">
            <text:p text:style-name="P3"><text:span text:style-name="T1">Cost Factors</text:span></text:p>
          </table:table-cell>
          <table:table-cell table:style-name="Table1.A1" office:value-type="string">
            <text:p text:style-name="P3"><text:span text:style-name="T1">Channel</text:span></text:p>
          </table:table-cell>
        </table:table-row>
        <table:table-row table:style-name="Table1.1">
          <table:table-cell table:style-name="Table1.A1" office:value-type="string">
            <text:p text:style-name="P3">- Konventionelle Musikdienste, die ähnliche Services anbieten, jedoch keine automatische Generierung der Stimmung anhand des Buches haben, das gelesen wird.</text:p>
            <text:p text:style-name="P3"/>
            <text:p text:style-name="P3">z.B.:</text:p>
            <text:p text:style-name="P3">- Flutin</text:p>
            <text:p text:style-name="P3">(<text:a xlink:type="simple" xlink:href="https://play.google.com/store/apps/details?id=com.pindrop.music&amp;hl=en" text:style-name="ListLabel_20_1" text:visited-style-name="ListLabel_20_1"><text:span text:style-name="T2">https://play.google.com/store/apps/details?id=com.pindrop.music&amp;hl=en</text:span></text:a>)</text:p>
            <text:p text:style-name="P3"/>
            <text:p text:style-name="P3">- Moodagent (<text:a xlink:type="simple" xlink:href="https://moodagent.com/" text:style-name="ListLabel_20_1" text:visited-style-name="ListLabel_20_1"><text:span text:style-name="T2">https://moodagent.com/</text:span></text:a>)</text:p>
            <text:p text:style-name="P3"/>
            <text:p text:style-name="P3">- Musicovery</text:p>
            <text:p text:style-name="P3">(<text:a xlink:type="simple" xlink:href="http://b2b.musicovery.com/" text:style-name="ListLabel_20_1" text:visited-style-name="ListLabel_20_1"><text:span text:style-name="T2">http://b2b.musicovery.com/</text:span></text:a>)</text:p>
          </table:table-cell>
          <table:table-cell table:style-name="Table1.A1" office:value-type="string">
            <text:p text:style-name="P3">- (ggf. Werbung)</text:p>
            <text:p text:style-name="P3">- Büchervorschläge mit Amazon - Links</text:p>
            <text:p text:style-name="P3">- Kooperation mit Spotify/ Neukundenanwerbung</text:p>
          </table:table-cell>
          <table:table-cell table:style-name="Table1.A1" office:value-type="string">
            <text:p text:style-name="P3">- Entwicklung</text:p>
            <text:p text:style-name="P3">- Werbung</text:p>
            <text:p text:style-name="P3">- ggf. kommerzielle Nutzung der Spotify-API</text:p>
          </table:table-cell>
          <table:table-cell table:style-name="Table1.A1" office:value-type="string">
            <text:p text:style-name="P3">- Werbung in Buchläden und im Internet auf passenden Seiten</text:p>
            <text:p text:style-name="P3">- YouTube sponsorships bei Book Reviews</text:p>
            <text:p text:style-name="P3">- Social Media Werbung</text:p>
            <text:p text:style-name="P3">"Diese App teilen Button"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color="#1155cc" style:text-underline-style="solid" style:text-underline-width="auto" style:text-underline-color="font-color"/>
    </style:style>
    <style:page-layout style:name="Mpm1">
      <style:page-layout-properties fo:page-width="11.6929in" fo:page-height="8.2681in" style:num-format="1" style:print-orientation="portrait" fo:margin-top="0.5in" fo:margin-bottom="0.5in" fo:margin-left="1in" fo:margin-right="1in" style:writing-mode="lr-tb" style:layout-grid-color="#c0c0c0" style:layout-grid-lines="159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><text:a xlink:type="simple" xlink:href="https://www.github.com/Grimmig18/se2" text:style-name="ListLabel_20_1" text:visited-style-name="ListLabel_20_1"><text:span text:style-name="MT1">https://www.github.com/Grimmig18/se2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39" meta:word-count="185" meta:character-count="1358" meta:non-whitespace-character-count="1212"/>
    <meta:generator>LibreOfficeDev/6.0.5.2$Linux_X86_64 LibreOffice_project/</meta:generator>
  </office:meta>
</office:document-meta>
</file>